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ing – Requirements elicitation</text:p>
      <text:p text:style-name="P2"/>
      <text:p text:style-name="P2">Requisite #1:</text:p>
      <text:list xml:id="list1358589721" text:style-name="L1">
        <text:list-item>
          <text:p text:style-name="P4">Send mail to groups of <text:span text:style-name="T1">user-defined</text:span> <text:span text:style-name="T2">valid</text:span> addresses.</text:p>
          <text:list>
            <text:list-item>
              <text:p text:style-name="P4">Verify if those addresses didn't return an error;</text:p>
              <text:list>
                <text:list-item>
                  <text:p text:style-name="P4">When a <text:span text:style-name="T1">custom-configured</text:span> number of errors returns in a period, cancel subscription of that address;</text:p>
                </text:list-item>
              </text:list>
            </text:list-item>
            <text:list-item>
              <text:p text:style-name="P4">Respect the server's rules and limits of outgoing mail in a configurable manner;</text:p>
              <text:list>
                <text:list-item>
                  <text:p text:style-name="P4">Tries to identify those limits and rules automatically, from a database of common servers;</text:p>
                </text:list-item>
                <text:list-item>
                  <text:p text:style-name="P4">Allows the upload of your server configurations for matters of updating the database.</text:p>
                </text:list-item>
              </text:list>
            </text:list-item>
          </text:list>
        </text:list-item>
      </text:list>
      <text:p text:style-name="P2"/>
      <text:p text:style-name="P2">Requisite #2:</text:p>
      <text:list xml:id="list1999134692" text:continue-numbering="true" text:style-name="L1">
        <text:list-item>
          <text:p text:style-name="P4">Include an <text:span text:style-name="T1">optional</text:span> link where the user must be able to cancel subscription from that particular mailing list;</text:p>
        </text:list-item>
      </text:list>
      <text:p text:style-name="P2"/>
      <text:p text:style-name="P2">Requisite #3:</text:p>
      <text:list xml:id="list67190941" text:continue-numbering="true" text:style-name="L1">
        <text:list-item>
          <text:p text:style-name="P4">Include an <text:span text:style-name="T1">optional</text:span> form of tracking to see number of times that particular message was opened;</text:p>
          <text:list>
            <text:list-item>
              <text:p text:style-name="P4">Track total and uniques (per user ID) message access</text:p>
            </text:list-item>
          </text:list>
        </text:list-item>
      </text:list>
      <text:p text:style-name="P2"/>
      <text:p text:style-name="P2"><text:bookmark-start text:name="__DdeLink__174_1409446782"/>Requisite #4:<text:bookmark-end text:name="__DdeLink__174_1409446782"/></text:p>
      <text:list xml:id="list1754383086" text:continue-numbering="true" text:style-name="L1">
        <text:list-item>
          <text:p text:style-name="P4">Send <text:span text:style-name="T1">custom-configured allowed filetypes</text:span> attached files, up to a <text:span text:style-name="T1">custom-configured</text:span> size and limit;</text:p>
        </text:list-item>
      </text:list>
      <text:p text:style-name="P2"/>
      <text:p text:style-name="P2">Requisite #5:</text:p>
      <text:list xml:id="list825922282" text:style-name="L2">
        <text:list-item>
          <text:p text:style-name="P5">Allow global configuration and permissions</text:p>
          <text:list>
            <text:list-item>
              <text:p text:style-name="P5">Also allow group and user configuration and permissions;</text:p>
            </text:list-item>
          </text:list>
        </text:list-item>
      </text:list>
      <text:p text:style-name="P2"/>
      <text:p text:style-name="P2">Requisite #6:</text:p>
      <text:list xml:id="list1309039548" text:style-name="L3">
        <text:list-item>
          <text:p text:style-name="P6">Generate relatories with statistics reflecting:</text:p>
          <text:list>
            <text:list-item>
              <text:p text:style-name="P6">Total amount of mails sent;</text:p>
            </text:list-item>
            <text:list-item>
              <text:p text:style-name="P6">Number, and rate (relating to total amount) of returned messages;</text:p>
            </text:list-item>
            <text:list-item>
              <text:p text:style-name="P6">Number of members;</text:p>
            </text:list-item>
            <text:list-item>
              <text:p text:style-name="P6">All those statistics also related to individual lists, messages and <text:span text:style-name="T3">users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Felipe</meta:initial-creator>
    <meta:creation-date>2012-02-06T09:59:50</meta:creation-date>
    <dc:date>2012-02-06T13:23:55</dc:date>
    <dc:creator>Luis Felipe</dc:creator>
    <meta:editing-duration>PT22M30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24" meta:word-count="207" meta:character-count="1268" meta:non-whitespace-character-count="1102"/>
  </office:meta>
</office:document-meta>
</file>